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
  <manifest:file-entry manifest:full-path="ObjectReplacements/Object 2" manifest:media-type=""/>
  <manifest:file-entry manifest:full-path="ObjectReplacements/Object 27" manifest:media-type=""/>
  <manifest:file-entry manifest:full-path="ObjectReplacements/Object 19" manifest:media-type=""/>
  <manifest:file-entry manifest:full-path="ObjectReplacements/Object 3" manifest:media-type=""/>
  <manifest:file-entry manifest:full-path="ObjectReplacements/Object 28" manifest:media-type=""/>
  <manifest:file-entry manifest:full-path="ObjectReplacements/Object 33"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20" manifest:media-type=""/>
  <manifest:file-entry manifest:full-path="ObjectReplacements/Object 34" manifest:media-type=""/>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5" manifest:media-type=""/>
  <manifest:file-entry manifest:full-path="ObjectReplacements/Object 41" manifest:media-type=""/>
  <manifest:file-entry manifest:full-path="ObjectReplacements/Object 36" manifest:media-type=""/>
  <manifest:file-entry manifest:full-path="ObjectReplacements/Object 42"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ObjectReplacements/Object 29" manifest:media-type=""/>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3007in" fo:margin-left="0in" fo:margin-top="0in" fo:margin-bottom="0in" fo:break-before="auto" fo:break-after="auto" table:align="left"/>
    </style:style>
    <style:style style:name="Table1.A" style:family="table-column">
      <style:table-column-properties style:column-width="2.1in"/>
    </style:style>
    <style:style style:name="Table1.C" style:family="table-column">
      <style:table-column-properties style:column-width="2.1007in"/>
    </style:style>
    <style:style style:name="Table1.1" style:family="table-row">
      <style:table-row-properties style:min-row-height="0.4736in" fo:keep-together="auto"/>
    </style:style>
    <style:style style:name="Table1.A1" style:family="table-cell">
      <style:table-cell-properties style:vertical-align="" fo:padding="0.0694in" fo:border="none"/>
    </style:style>
    <style:style style:name="Table2" style:family="table">
      <style:table-properties style:width="6.8542in" fo:margin-left="-0.2604in" fo:margin-top="0in" fo:margin-bottom="0in" table:align="left"/>
    </style:style>
    <style:style style:name="Table2.A" style:family="table-column">
      <style:table-column-properties style:column-width="1.1458in"/>
    </style:style>
    <style:style style:name="Table2.B" style:family="table-column">
      <style:table-column-properties style:column-width="1.0306in"/>
    </style:style>
    <style:style style:name="Table2.C" style:family="table-column">
      <style:table-column-properties style:column-width="0.625in"/>
    </style:style>
    <style:style style:name="Table2.D" style:family="table-column">
      <style:table-column-properties style:column-width="1.1465in"/>
    </style:style>
    <style:style style:name="Table2.E" style:family="table-column">
      <style:table-column-properties style:column-width="0.8125in"/>
    </style:style>
    <style:style style:name="Table2.F" style:family="table-column">
      <style:table-column-properties style:column-width="0.8132in"/>
    </style:style>
    <style:style style:name="Table2.G" style:family="table-column">
      <style:table-column-properties style:column-width="1.2799in"/>
    </style:style>
    <style:style style:name="Table2.1" style:family="table-row">
      <style:table-row-properties style:min-row-height="0.3056in" fo:keep-together="auto"/>
    </style:style>
    <style:style style:name="Table2.A1" style:family="table-cell">
      <style:table-cell-properties style:vertical-align="" fo:padding="0.0694in" fo:border-left="none" fo:border-right="1pt solid #000000" fo:border-top="none" fo:border-bottom="none"/>
    </style:style>
    <style:style style:name="Table2.2" style:family="table-row">
      <style:table-row-properties style:min-row-height="0.8125in" fo:keep-together="auto"/>
    </style:style>
    <style:style style:name="Table2.A2" style:family="table-cell">
      <style:table-cell-properties style:vertical-align="middle" fo:padding="0.0694in" fo:border-left="none" fo:border-right="none" fo:border-top="none" fo:border-bottom="1pt solid #000000"/>
    </style:style>
    <style:style style:name="Table2.B2" style:family="table-cell">
      <style:table-cell-properties style:vertical-align="middle" fo:padding="0.0694in" fo:border-left="none" fo:border-right="none" fo:border-top="1pt solid #000000" fo:border-bottom="1pt solid #000000"/>
    </style:style>
    <style:style style:name="Table2.3" style:family="table-row">
      <style:table-row-properties style:min-row-height="0.4444in" fo:keep-together="auto"/>
    </style:style>
    <style:style style:name="Table2.4" style:family="table-row">
      <style:table-row-properties style:min-row-height="0.2917in" fo:keep-together="auto"/>
    </style:style>
    <style:style style:name="Table2.A4" style:family="table-cell">
      <style:table-cell-properties style:vertical-align="middle" fo:padding="0.0694in" fo:border-left="none" fo:border-right="1pt solid #000000" fo:border-top="1pt solid #000000" fo:border-bottom="1pt solid #000000"/>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A8" style:family="table-cell">
      <style:table-cell-properties style:vertical-align="" fo:padding="0.0694in" fo:border-left="none" fo:border-right="none" fo:border-top="1pt solid #000000" fo:border-bottom="1pt solid #000000"/>
    </style:style>
    <style:style style:name="Table2.A9" style:family="table-cell">
      <style:table-cell-properties style:vertical-align="" fo:padding="0.0694in" fo:border-left="none" fo:border-right="none" fo:border-top="1pt solid #000000" fo:border-bottom="none"/>
    </style:style>
    <style:style style:name="Table3" style:family="table">
      <style:table-properties style:width="7.0938in" fo:margin-left="-0.4896in" fo:margin-top="0in" fo:margin-bottom="0in" table:align="left"/>
    </style:style>
    <style:style style:name="Table3.A" style:family="table-column">
      <style:table-column-properties style:column-width="1.1868in"/>
    </style:style>
    <style:style style:name="Table3.B" style:family="table-column">
      <style:table-column-properties style:column-width="0.75in"/>
    </style:style>
    <style:style style:name="Table3.C" style:family="table-column">
      <style:table-column-properties style:column-width="0.8229in"/>
    </style:style>
    <style:style style:name="Table3.D" style:family="table-column">
      <style:table-column-properties style:column-width="0.7083in"/>
    </style:style>
    <style:style style:name="Table3.E" style:family="table-column">
      <style:table-column-properties style:column-width="0.6667in"/>
    </style:style>
    <style:style style:name="Table3.F" style:family="table-column">
      <style:table-column-properties style:column-width="0.7396in"/>
    </style:style>
    <style:style style:name="Table3.G" style:family="table-column">
      <style:table-column-properties style:column-width="0.7188in"/>
    </style:style>
    <style:style style:name="Table3.I" style:family="table-column">
      <style:table-column-properties style:column-width="0.7604in"/>
    </style:style>
    <style:style style:name="Table3.1" style:family="table-row">
      <style:table-row-properties style:min-row-height="0.3056in" fo:keep-together="auto"/>
    </style:style>
    <style:style style:name="Table3.A1" style:family="table-cell">
      <style:table-cell-properties style:vertical-align="" fo:padding="0.0694in" fo:border-left="none" fo:border-right="1pt solid #000000" fo:border-top="none" fo:border-bottom="1pt solid #000000"/>
    </style:style>
    <style:style style:name="Table3.3" style:family="table-row">
      <style:table-row-properties style:min-row-height="0.4375in" fo:keep-together="auto"/>
    </style:style>
    <style:style style:name="Table3.A3" style:family="table-cell">
      <style:table-cell-properties style:vertical-align="middle" fo:padding="0.0694in" fo:border-left="none" fo:border-right="1pt solid #000000" fo:border-top="1pt solid #000000" fo:border-bottom="1pt solid #000000"/>
    </style:style>
    <style:style style:name="Table3.4" style:family="table-row">
      <style:table-row-properties style:min-row-height="0.4271in" fo:keep-together="auto"/>
    </style:style>
    <style:style style:name="Table3.A4" style:family="table-cell">
      <style:table-cell-properties style:vertical-align="middle" fo:padding="0.0694in" fo:border-left="none" fo:border-right="none" fo:border-top="1pt solid #000000" fo:border-bottom="none"/>
    </style:style>
    <style:style style:name="Table3.F4" style:family="table-cell">
      <style:table-cell-properties style:vertical-align="middle" fo:padding="0.0694in" fo:border="1pt solid #000000"/>
    </style:style>
    <style:style style:name="Table3.I4" style:family="table-cell">
      <style:table-cell-properties style:vertical-align="middle" fo:padding="0.0694in" fo:border-left="1pt solid #000000" fo:border-right="none" fo:border-top="1pt solid #000000" fo:border-bottom="1pt solid #000000"/>
    </style:style>
    <style:style style:name="Table3.5" style:family="table-row">
      <style:table-row-properties style:min-row-height="0.4444in" fo:keep-together="auto"/>
    </style:style>
    <style:style style:name="Table3.A5" style:family="table-cell">
      <style:table-cell-properties style:vertical-align="middle" fo:padding="0.0694in" fo:border="none"/>
    </style:style>
    <style:style style:name="Table3.E5" style:family="table-cell">
      <style:table-cell-properties style:vertical-align="middle" fo:padding="0.0694in" fo:border-left="none" fo:border-right="1pt solid #000000" fo:border-top="1pt solid #000000" fo:border-bottom="none"/>
    </style:style>
    <style:style style:name="Table3.F5" style:family="table-cell">
      <style:table-cell-properties style:vertical-align="middle" fo:padding="0.0694in" fo:border-left="1pt solid #000000" fo:border-right="1pt solid #000000" fo:border-top="1pt solid #000000" fo:border-bottom="none"/>
    </style:style>
    <style:style style:name="Table3.I5" style:family="table-cell">
      <style:table-cell-properties style:vertical-align="middle" fo:padding="0.0694in" fo:border-left="1pt solid #000000" fo:border-right="none" fo:border-top="1pt solid #000000" fo:border-bottom="none"/>
    </style:style>
    <style:style style:name="Table3.6" style:family="table-row">
      <style:table-row-properties style:min-row-height="0.3125in" fo:keep-together="auto"/>
    </style:style>
    <style:style style:name="Table3.A6" style:family="table-cell">
      <style:table-cell-properties style:vertical-align="middle" fo:padding="0.0694in" fo:border-left="none" fo:border-right="none" fo:border-top="none" fo:border-bottom="1pt solid #000000"/>
    </style:style>
    <style:style style:name="Table3.E6" style:family="table-cell">
      <style:table-cell-properties style:vertical-align="middle" fo:padding="0.0694in" fo:border-left="none" fo:border-right="1pt solid #000000" fo:border-top="none" fo:border-bottom="1pt solid #000000"/>
    </style:style>
    <style:style style:name="Table3.F6" style:family="table-cell">
      <style:table-cell-properties style:vertical-align="middle" fo:padding="0.0694in" fo:border-left="1pt solid #000000" fo:border-right="1pt solid #000000" fo:border-top="none" fo:border-bottom="1pt solid #000000"/>
    </style:style>
    <style:style style:name="Table3.I6" style:family="table-cell">
      <style:table-cell-properties style:vertical-align="middle" fo:padding="0.0694in" fo:border-left="1pt solid #000000" fo:border-right="none" fo:border-top="none" fo:border-bottom="1pt solid #000000"/>
    </style:style>
    <style:style style:name="Table3.7" style:family="table-row">
      <style:table-row-properties style:min-row-height="0.3924in" fo:keep-together="auto"/>
    </style:style>
    <style:style style:name="Table3.A7" style:family="table-cell">
      <style:table-cell-properties style:vertical-align="middle" fo:padding="0.0694in" fo:border-left="none" fo:border-right="none" fo:border-top="1pt solid #000000" fo:border-bottom="1pt solid #000000"/>
    </style:style>
    <style:style style:name="Table3.8" style:family="table-row">
      <style:table-row-properties style:min-row-height="0.1285in"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style:min-row-height="0.3611in" fo:keep-together="auto"/>
    </style:style>
    <style:style style:name="Table3.A11" style:family="table-cell">
      <style:table-cell-properties style:vertical-align="" fo:padding="0.0694in" fo:border-left="none" fo:border-right="none" fo:border-top="1pt solid #000000" fo:border-bottom="1pt solid #000000"/>
    </style:style>
    <style:style style:name="Table3.12" style:family="table-row">
      <style:table-row-properties style:min-row-height="0.1854in" fo:keep-together="auto"/>
    </style:style>
    <style:style style:name="Table3.13" style:family="table-row">
      <style:table-row-properties fo:keep-together="auto"/>
    </style:style>
    <style:style style:name="Table3.14" style:family="table-row">
      <style:table-row-properties style:min-row-height="0.2917in" fo:keep-together="auto"/>
    </style:style>
    <style:style style:name="Table3.C14" style:family="table-cell">
      <style:table-cell-properties style:vertical-align="" fo:padding="0.0694in" fo:border-left="none" fo:border-right="none" fo:border-top="1pt solid #000000" fo:border-bottom="none"/>
    </style:style>
    <style:style style:name="Table3.15" style:family="table-row">
      <style:table-row-properties style:min-row-height="0.1646in" fo:keep-together="auto"/>
    </style:style>
    <style:style style:name="Table3.C15" style:family="table-cell">
      <style:table-cell-properties style:vertical-align="" fo:padding="0.0694in" fo:border-left="none" fo:border-right="none" fo:border-top="none" fo:border-bottom="1pt solid #000000"/>
    </style:style>
    <style:style style:name="Table3.17" style:family="table-row">
      <style:table-row-properties style:min-row-height="0.1542in" fo:keep-together="auto"/>
    </style:style>
    <style:style style:name="Table3.19" style:family="table-row">
      <style:table-row-properties style:min-row-height="0.1104in" fo:keep-together="auto"/>
    </style:style>
    <style:style style:name="P1" style:family="paragraph" style:parent-style-name="Standard">
      <style:paragraph-properties fo:margin-left="0in" fo:margin-right="0in" fo:margin-top="0.139in" fo:margin-bottom="0.139in" loext:contextual-spacing="false" fo:line-height="100%" fo:text-align="center"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1pt" style:font-size-asian="11pt" style:font-size-complex="11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line-height="100%" fo:text-align="start" style:justify-single-word="false" fo:orphans="0" fo:widows="0" fo:text-indent="0in" style:auto-text-indent="false"/>
    </style:style>
    <style:style style:name="P8" style:family="paragraph" style:parent-style-name="Standard">
      <style:paragraph-properties fo:margin-left="0in" fo:margin-right="0in" fo:line-height="100%" fo:text-align="center" style:justify-single-word="false" fo:orphans="0" fo:widows="0" fo:text-indent="0in" style:auto-text-indent="false"/>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ext-properties fo:font-size="11pt" fo:font-weight="bold" style:font-size-asian="11pt" style:font-weight-asian="bold" style:font-size-complex="11pt"/>
    </style:style>
    <style:style style:name="P11" style:family="paragraph" style:parent-style-name="Standard">
      <style:paragraph-properties fo:margin-left="0in" fo:margin-right="0in" fo:line-height="100%" fo:text-align="center" style:justify-single-word="false" fo:orphans="0" fo:widows="0" fo:text-indent="0in" style:auto-text-indent="false"/>
      <style:text-properties fo:font-size="11pt" fo:font-weight="bold" style:font-size-asian="11pt" style:font-weight-asian="bold" style:font-size-complex="11pt"/>
    </style:style>
    <style:style style:name="P12" style:family="paragraph" style:parent-style-name="Standard">
      <style:paragraph-properties fo:margin-left="0in" fo:margin-right="0in" fo:line-height="100%" fo:text-align="center" style:justify-single-word="false" fo:orphans="0" fo:widows="0" fo:text-indent="0in" style:auto-text-indent="false"/>
      <style:text-properties fo:font-size="11pt" style:font-size-asian="11pt" style:font-size-complex="11pt"/>
    </style:style>
    <style:style style:name="P13" style:family="paragraph" style:parent-style-name="Standard">
      <style:paragraph-properties fo:margin-left="0in" fo:margin-right="0in" fo:line-height="100%" fo:text-align="start" style:justify-single-word="false" fo:orphans="0" fo:widows="0" fo:text-indent="0in" style:auto-text-indent="false"/>
      <style:text-properties fo:font-style="italic" fo:font-weight="bold" style:font-style-asian="italic" style:font-weight-asian="bold"/>
    </style:style>
    <style:style style:name="P14" style:family="paragraph" style:parent-style-name="Standard" style:master-page-name="Converted1">
      <style:paragraph-properties fo:margin-left="0in" fo:margin-right="0in" fo:line-height="100%" fo:text-align="start" style:justify-single-word="false" fo:text-indent="0in" style:auto-text-indent="false" style:page-number="auto"/>
    </style:style>
    <style:style style:name="P15" style:family="paragraph" style:parent-style-name="Standard" style:master-page-name="Converted2">
      <style:paragraph-properties fo:margin-left="0in" fo:margin-right="0in" fo:line-height="100%" fo:text-indent="0in" style:auto-text-indent="false" style:page-number="auto"/>
    </style:style>
    <style:style style:name="P16" style:family="paragraph" style:parent-style-name="Standard" style:master-page-name="Converted3">
      <style:paragraph-properties fo:margin-left="0in" fo:margin-right="0in" fo:line-height="100%" fo:text-indent="0in" style:auto-text-indent="false" style:page-number="auto"/>
    </style:style>
    <style:style style:name="P17" style:family="paragraph" style:parent-style-name="Standard" style:list-style-name="WWNum1">
      <style:paragraph-properties fo:margin-left="1in" fo:margin-right="0in" fo:text-indent="-0.25in" style:auto-text-indent="false"/>
    </style:style>
    <style:style style:name="P18"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properties fo:font-size="11pt" fo:font-weight="bold" style:font-size-asian="11pt" style:font-weight-asian="bold" style:font-size-complex="11pt"/>
    </style:style>
    <style:style style:name="P19"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properties fo:font-size="11pt" style:font-size-asian="11pt" style:font-size-complex="11pt"/>
    </style:style>
    <style:style style:name="P20" style:family="paragraph" style:parent-style-name="Standard">
      <style:paragraph-properties fo:margin-left="0.5in" fo:margin-right="0in" fo:line-height="150%" fo:text-indent="-0.5in" style:auto-text-indent="false"/>
    </style:style>
    <style:style style:name="P21" style:family="paragraph" style:parent-style-name="Standard">
      <style:paragraph-properties fo:margin-left="0.5in" fo:margin-right="0in" fo:margin-top="0in" fo:margin-bottom="0in" loext:contextual-spacing="false" fo:line-height="150%" fo:keep-together="auto" fo:orphans="0" fo:widows="0" fo:text-indent="-0.5in" style:auto-text-indent="false" fo:break-before="auto" fo:break-after="auto" fo:padding="0in" fo:border="none" fo:keep-with-next="auto"/>
    </style:style>
    <style:style style:name="P22" style:family="paragraph" style:parent-style-name="Heading_20_1" style:master-page-name="Standard">
      <style:paragraph-properties fo:margin-left="0in" fo:margin-right="0in" fo:text-align="center" style:justify-single-word="false" fo:text-indent="0in" style:auto-text-indent="false" style:page-number="1"/>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align="start" style:justify-single-word="false" fo:text-indent="0in" style:auto-text-indent="false"/>
    </style:style>
    <style:style style:name="T1" style:family="text">
      <style:text-properties fo:font-weight="bold" style:font-weight-asian="bold"/>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style>
    <style:style style:name="T4" style:family="text">
      <style:text-properties style:text-position="0% 100%"/>
    </style:style>
    <style:style style:name="T5" style:family="text">
      <style:text-properties style:text-position="super 58%"/>
    </style:style>
    <style:style style:name="T6" style:family="text">
      <style:text-properties style:text-position="super 58%" fo:font-size="11pt" style:font-size-asian="11pt" style:font-size-complex="11pt"/>
    </style:style>
    <style:style style:name="T7" style:family="text">
      <style:text-properties style:text-position="super 58%" fo:font-size="11pt" fo:font-weight="bold" style:font-size-asian="11pt" style:font-weight-asian="bold" style:font-size-complex="11pt"/>
    </style:style>
    <style:style style:name="T8" style:family="text">
      <style:text-properties style:font-name="Arial" fo:font-size="10pt" style:font-name-asian="Arial1" style:font-size-asian="10pt" style:font-name-complex="Arial1" style:font-size-complex="10pt"/>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font-style="italic" fo:font-weight="bold" style:font-style-asian="italic" style:font-weight-asian="bold"/>
    </style:style>
    <style:style style:name="T13" style:family="text">
      <style:text-properties fo:font-style="italic" style:font-style-asian="italic"/>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axamy2nk94i1"/><text:span text:style-name="T1">O impacto das Unidades de Pronto Atendimento (UPAs) 24h sobre indicadores de mortalidade: uma análise para o Estado de São Paulo no período 2010–2019</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text:span text:style-name="T2">Ruth Pereira di Rada</text:span></text:p>
          </table:table-cell>
          <table:table-cell table:style-name="Table1.A1" office:value-type="string">
            <text:p text:style-name="P1"><text:span text:style-name="T2">Ryan Alef de Souza Costa</text:span></text:p>
          </table:table-cell>
          <table:table-cell table:style-name="Table1.A1" office:value-type="string">
            <text:p text:style-name="P1"><text:span text:style-name="T2">Vitor Baldoino</text:span></text:p>
          </table:table-cell>
        </table:table-row>
      </table:table>
      <text:p text:style-name="Heading_20_2"><text:bookmark text:name="_tjd6x3y98ymy"/>Introdução</text:p>
      <text:p text:style-name="P5">Recentemente, a partir da pandemia da COVID-19 e suas implicações nas mais diversas esferas sociais, questões relacionadas à saúde têm tomado crescente relevância no debate público. Todavia, a despeito da crise sanitária global, tópicos como o colapso em atendimentos de emergência hospitalares já vinham sendo preocupação central nas reflexões sobre os modelos de apoio à saúde em diferentes nações. Partindo disso e tendo como referencial <text:a xlink:type="simple" xlink:href="https://www.zotero.org/google-docs/?xO3zCW" text:style-name="ListLabel_20_10" text:visited-style-name="ListLabel_20_10"><text:span text:style-name="T4">Rocha e Fernandes (2016)</text:span></text:a> e <text:a xlink:type="simple" xlink:href="https://www.zotero.org/google-docs/?3nRZEA" text:style-name="ListLabel_20_10" text:visited-style-name="ListLabel_20_10"><text:span text:style-name="T4">Silva, Santos, e Alves (2020)</text:span></text:a>, o propósito deste trabalho é avaliar o impacto das Unidades de Pronto Atendimento (UPAs) 24h sobre as taxas de mortalidade nos municípios do estado de São Paulo a partir de uma estrutura de dados em painel no período 2010–2019.</text:p>
      <text:p text:style-name="P5">Sendo parte integrante da assistência pré-hospitalar, a UPA funciona como um estabelecimento fixo de saúde intermediário — entre as Unidades Básicas de Saúde (UBS) e de Saúde da Família e os hospitais. Exercendo funções de acolhimento de usuários independentemente do nível de urgência, incluindo casos de menor gravidade e realização de consultas médicas, entre outras atribuições, devendo ser vinculadas a um hospital de retaguarda. Dessa forma, ela tem como responsabilidade compensar a insuficiência na oferta de atenção básica e suavizar a pressão por atendimento ambulatorial no sistema hospitalar de quadros como febre alta, infarto, derrame, queda com suspeita de fratura, entre outros, podendo atender pacientes que antes iriam a hospitais e, eventualmente, acolher casos mais graves ou óbitos.</text:p>
      <text:p text:style-name="P5">Neste trabalho, o nosso período de análise cobre entres os anos 2010 e 2019, de modo considerar o período antes e depois da implementação desse serviço no estado, cuja primeira implantação se deu em 2014<text:span text:style-name="T5"><text:note text:id="ftn1" text:note-class="footnote"><text:note-citation>1</text:note-citation><text:note-body><text:p text:style-name="P14"><text:span text:style-name="T5"/><text:span text:style-name="T8"> </text:span><text:span text:style-name="T9">Disponível em: </text:span><text:a xlink:type="simple" xlink:href="http://www.capital.sp.gov.br/noticia/prefeitura-inaugura-primeira-upa-24-horas-da/" text:style-name="Internet_20_link" text:visited-style-name="Visited_20_Internet_20_Link"><text:span text:style-name="T11">http://www.capital.sp.gov.br/noticia/prefeitura-inaugura-primeira-upa-24-horas-da/</text:span></text:a><text:span text:style-name="T9">. Acesso em 30 nov. 2022</text:span></text:p></text:note-body></text:note></text:span>, na cidade de São Paulo, além de isolar para os possíveis efeitos de choque da pandemia COVID-19, cujas implicações foram mais perceptíveis no Brasil a partir de 2020.</text:p>
      <text:p text:style-name="P23"><text:bookmark text:name="_luvl0ph3yqi7"/>Dados</text:p>
      <text:p text:style-name="P5">A Tabela 1 explicita a ocorrência de uma elevação em 10% no número de óbitos no estado de São Paulo entre 2010 e 2019. A maioria das mortes ocorre em hospitais. Entretanto, o maior aumento relativo é observado em domicílios e, em segundo lugar, em outros estabelecimentos de saúde — justamente nos locais nos quais as UPAs entram na classificação, além de ambulatórios e postos de saú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7" office:value-type="string">
            <text:p text:style-name="P9"><text:span text:style-name="T3">Tabela 1 - Estatísticas descritivas das taxas mensais de mortalidade segundo município de residência</text:span></text:p>
          </table:table-cell>
          <table:covered-table-cell/>
          <table:covered-table-cell/>
          <table:covered-table-cell/>
          <table:covered-table-cell/>
          <table:covered-table-cell/>
          <table:covered-table-cell/>
        </table:table-row>
        <table:table-row table:style-name="Table2.2">
          <table:table-cell table:style-name="Table2.A2" office:value-type="string">
            <text:p text:style-name="P2"/>
          </table:table-cell>
          <table:table-cell table:style-name="Table2.B2" office:value-type="string">
            <text:p text:style-name="P3"><text:span text:style-name="T3">Observações (municípios </text:span><draw:frame draw:style-name="fr1" text:anchor-type="as-char" svg:width="0.1126in" svg:height="0.1839in" draw:z-index="0"><draw:object xlink:href="./Object 2" xlink:type="simple" xlink:show="embed" xlink:actuate="onLoad"/><draw:image xlink:href="./ObjectReplacements/Object 2" xlink:type="simple" xlink:show="embed" xlink:actuate="onLoad"/></draw:frame><text:span text:style-name="T3"><text:s/>anos)</text:span></text:p>
          </table:table-cell>
          <table:table-cell table:style-name="Table2.B2" office:value-type="string">
            <text:p text:style-name="P3"><text:span text:style-name="T3">Média</text:span></text:p>
          </table:table-cell>
          <table:table-cell table:style-name="Table2.B2" office:value-type="string">
            <text:p text:style-name="P3"><text:span text:style-name="T3">Desvio-padrão</text:span></text:p>
          </table:table-cell>
          <table:table-cell table:style-name="Table2.B2" office:value-type="string">
            <text:p text:style-name="P3"><text:span text:style-name="T3">Média 2010</text:span></text:p>
          </table:table-cell>
          <table:table-cell table:style-name="Table2.B2" office:value-type="string">
            <text:p text:style-name="P3"><text:span text:style-name="T3">Média 2019</text:span></text:p>
          </table:table-cell>
          <table:table-cell table:style-name="Table2.B2" office:value-type="string">
            <text:p text:style-name="P3"><text:span text:style-name="T3">Variação 2010–2019 (%)</text:span></text:p>
          </table:table-cell>
        </table:table-row>
        <table:table-row table:style-name="Table2.3">
          <table:table-cell table:style-name="Table2.B2" office:value-type="string">
            <text:p text:style-name="P3"><text:span text:style-name="T3">Mortalidade total</text:span></text:p>
          </table:table-cell>
          <table:table-cell table:style-name="Table2.B2" office:value-type="string">
            <text:p text:style-name="P3"><text:span text:style-name="T2">1.878.463</text:span></text:p>
          </table:table-cell>
          <table:table-cell table:style-name="Table2.B2" office:value-type="string">
            <text:p text:style-name="P3"><text:span text:style-name="T2">294,02</text:span></text:p>
          </table:table-cell>
          <table:table-cell table:style-name="Table2.B2" office:value-type="string">
            <text:p text:style-name="P3"><text:span text:style-name="T2">2.165,75</text:span></text:p>
          </table:table-cell>
          <table:table-cell table:style-name="Table2.B2" office:value-type="string">
            <text:p text:style-name="P3"><text:span text:style-name="T2">276,22</text:span></text:p>
          </table:table-cell>
          <table:table-cell table:style-name="Table2.B2" office:value-type="string">
            <text:p text:style-name="P3"><text:span text:style-name="T2">305,81</text:span></text:p>
          </table:table-cell>
          <table:table-cell table:style-name="Table2.B2" office:value-type="string">
            <text:p text:style-name="P3"><text:span text:style-name="T2">10,71</text:span></text:p>
          </table:table-cell>
        </table:table-row>
        <table:table-row table:style-name="Table2.4">
          <table:table-cell table:style-name="Table2.A4" table:number-columns-spanned="7" office:value-type="string">
            <text:p text:style-name="P3"><text:span text:style-name="T3">Por local de ocorrência</text:span></text:p>
          </table:table-cell>
          <table:covered-table-cell/>
          <table:covered-table-cell/>
          <table:covered-table-cell/>
          <table:covered-table-cell/>
          <table:covered-table-cell/>
          <table:covered-table-cell/>
        </table:table-row>
        <table:table-row table:style-name="Table2.5">
          <table:table-cell table:style-name="Table2.B2" office:value-type="string">
            <text:p text:style-name="P3"><text:span text:style-name="T3">Em casa</text:span></text:p>
          </table:table-cell>
          <table:table-cell table:style-name="Table2.B2" office:value-type="string">
            <text:p text:style-name="P3"><text:span text:style-name="T2">277.983</text:span></text:p>
          </table:table-cell>
          <table:table-cell table:style-name="Table2.B2" office:value-type="string">
            <text:p text:style-name="P3"><text:span text:style-name="T2">43,51</text:span></text:p>
          </table:table-cell>
          <table:table-cell table:style-name="Table2.B2" office:value-type="string">
            <text:p text:style-name="P3"><text:span text:style-name="T2">302,25</text:span></text:p>
          </table:table-cell>
          <table:table-cell table:style-name="Table2.B2" office:value-type="string">
            <text:p text:style-name="P3"><text:span text:style-name="T2">37,83</text:span></text:p>
          </table:table-cell>
          <table:table-cell table:style-name="Table2.B2" office:value-type="string">
            <text:p text:style-name="P3"><text:span text:style-name="T2">49,02</text:span></text:p>
          </table:table-cell>
          <table:table-cell table:style-name="Table2.B2" office:value-type="string">
            <text:p text:style-name="P3"><text:span text:style-name="T2">29,57</text:span></text:p>
          </table:table-cell>
        </table:table-row>
        <table:table-row table:style-name="Table2.6">
          <table:table-cell table:style-name="Table2.B2" office:value-type="string">
            <text:p text:style-name="P3"><text:span text:style-name="T3">Na rua</text:span></text:p>
          </table:table-cell>
          <table:table-cell table:style-name="Table2.B2" office:value-type="string">
            <text:p text:style-name="P3"><text:span text:style-name="T2">67.136</text:span></text:p>
          </table:table-cell>
          <table:table-cell table:style-name="Table2.B2" office:value-type="string">
            <text:p text:style-name="P3"><text:span text:style-name="T2">10,51</text:span></text:p>
          </table:table-cell>
          <table:table-cell table:style-name="Table2.B2" office:value-type="string">
            <text:p text:style-name="P3"><text:span text:style-name="T2">47,85</text:span></text:p>
          </table:table-cell>
          <table:table-cell table:style-name="Table2.B2" office:value-type="string">
            <text:p text:style-name="P3"><text:span text:style-name="T2">10,87</text:span></text:p>
          </table:table-cell>
          <table:table-cell table:style-name="Table2.B2" office:value-type="string">
            <text:p text:style-name="P3"><text:span text:style-name="T2">8,83</text:span></text:p>
          </table:table-cell>
          <table:table-cell table:style-name="Table2.B2" office:value-type="string">
            <text:p text:style-name="P3"><text:span text:style-name="T2">— 18,76</text:span></text:p>
          </table:table-cell>
        </table:table-row>
        <table:table-row table:style-name="Table2.7">
          <table:table-cell table:style-name="Table2.B2" office:value-type="string">
            <text:p text:style-name="P3"><text:span text:style-name="T3">No hospital</text:span></text:p>
          </table:table-cell>
          <table:table-cell table:style-name="Table2.B2" office:value-type="string">
            <text:p text:style-name="P3"><text:span text:style-name="T2">1.358.259</text:span></text:p>
          </table:table-cell>
          <table:table-cell table:style-name="Table2.B2" office:value-type="string">
            <text:p text:style-name="P3"><text:span text:style-name="T2">212,59</text:span></text:p>
          </table:table-cell>
          <table:table-cell table:style-name="Table2.B2" office:value-type="string">
            <text:p text:style-name="P3"><text:span text:style-name="T2">1.742,37</text:span></text:p>
          </table:table-cell>
          <table:table-cell table:style-name="Table2.B2" office:value-type="string">
            <text:p text:style-name="P3"><text:span text:style-name="T2">204,14</text:span></text:p>
          </table:table-cell>
          <table:table-cell table:style-name="Table2.B2" office:value-type="string">
            <text:p text:style-name="P3"><text:span text:style-name="T2">217,97</text:span></text:p>
          </table:table-cell>
          <table:table-cell table:style-name="Table2.B2" office:value-type="string">
            <text:p text:style-name="P3"><text:span text:style-name="T2">6,77</text:span></text:p>
          </table:table-cell>
        </table:table-row>
        <table:table-row table:style-name="Table2.8">
          <table:table-cell table:style-name="Table2.A8" office:value-type="string">
            <text:p text:style-name="P3"><text:span text:style-name="T1">UPA e outros</text:span></text:p>
          </table:table-cell>
          <table:table-cell table:style-name="Table2.A8" office:value-type="string">
            <text:p text:style-name="P3"><text:span text:style-name="T2">175.085</text:span></text:p>
          </table:table-cell>
          <table:table-cell table:style-name="Table2.A8" office:value-type="string">
            <text:p text:style-name="P3"><text:span text:style-name="T2">27,04</text:span></text:p>
          </table:table-cell>
          <table:table-cell table:style-name="Table2.A8" office:value-type="string">
            <text:p text:style-name="P3"><text:span text:style-name="T2">102,07</text:span></text:p>
          </table:table-cell>
          <table:table-cell table:style-name="Table2.A8" office:value-type="string">
            <text:p text:style-name="P3"><text:span text:style-name="T2">23,41</text:span></text:p>
          </table:table-cell>
          <table:table-cell table:style-name="Table2.A8" office:value-type="string">
            <text:p text:style-name="P3"><text:span text:style-name="T2">29,97</text:span></text:p>
          </table:table-cell>
          <table:table-cell table:style-name="Table2.A8" office:value-type="string">
            <text:p text:style-name="P3"><text:span text:style-name="T2">28,02</text:span></text:p>
          </table:table-cell>
        </table:table-row>
        <table:table-row table:style-name="Table2.1">
          <table:table-cell table:style-name="Table2.A9" table:number-columns-spanned="7" office:value-type="string">
            <text:p text:style-name="P4"><text:span text:style-name="T12">Fonte: Datasus. Elaboração própria.</text:span></text:p>
          </table:table-cell>
          <table:covered-table-cell/>
          <table:covered-table-cell/>
          <table:covered-table-cell/>
          <table:covered-table-cell/>
          <table:covered-table-cell/>
          <table:covered-table-cell/>
        </table:table-row>
      </table:table>
      <text:p text:style-name="P24"><text:bookmark text:name="_hwn2trwmdqwj"/>Identificação do Modelo Empírico</text:p>
      <text:p text:style-name="P5">Pretendemos isolar o impacto da variação na quantidade de UPAs sobre as taxas de mortalidade dos municípios paulistas. Para esse fim, montamos um painel de dados ao nível do município-ano para o período entre 2010 e 2019. Nessa base, <text:span text:style-name="T13">UPA</text:span>, a variável de interesse, é definida pelo número de UPAs per capita (por 100 mil habitantes) em cada município e em cada ano. As taxas de mortalidade total, por local de ocorrência e causa do óbito, variam igualmente (per capita, por 100 mil habitantes), tal qual as demais variáveis não binárias. O nosso modelo empírico é dado pela seguinte Equação (1):</text:p>
      <text:p text:style-name="P9"><draw:frame draw:style-name="fr1" text:anchor-type="as-char" svg:width="1.9661in" svg:height="0.2134in" draw:z-index="0"><draw:object xlink:href="./Object 4" xlink:type="simple" xlink:show="embed" xlink:actuate="onLoad"/><draw:image xlink:href="./ObjectReplacements/Object 4" xlink:type="simple" xlink:show="embed" xlink:actuate="onLoad"/></draw:frame></text:p>
      <text:p text:style-name="P9"><text:soft-page-break/><draw:frame draw:style-name="fr1" text:anchor-type="as-char" svg:width="0.6693in" svg:height="0.1839in" draw:z-index="0"><draw:object xlink:href="./Object 6" xlink:type="simple" xlink:show="embed" xlink:actuate="onLoad"/><draw:image xlink:href="./ObjectReplacements/Object 6" xlink:type="simple" xlink:show="embed" xlink:actuate="onLoad"/></draw:frame>; <text:s/><draw:frame draw:style-name="fr1" text:anchor-type="as-char" svg:width="0.6528in" svg:height="0.1839in" draw:z-index="0"><draw:object xlink:href="./Object 8" xlink:type="simple" xlink:show="embed" xlink:actuate="onLoad"/><draw:image xlink:href="./ObjectReplacements/Object 8" xlink:type="simple" xlink:show="embed" xlink:actuate="onLoad"/></draw:frame><text:s text:c="3"/>e <text:s/>onde <text:s text:c="2"/><draw:frame draw:style-name="fr1" text:anchor-type="as-char" svg:width="0.6728in" svg:height="0.2091in" draw:z-index="0"><draw:object xlink:href="./Object 10" xlink:type="simple" xlink:show="embed" xlink:actuate="onLoad"/><draw:image xlink:href="./ObjectReplacements/Object 10" xlink:type="simple" xlink:show="embed" xlink:actuate="onLoad"/></draw:frame></text:p>
      <text:p text:style-name="P6"><text:tab/><draw:frame draw:style-name="fr1" text:anchor-type="as-char" svg:width="0.228in" svg:height="0.2091in" draw:z-index="0"><draw:object xlink:href="./Object 12" xlink:type="simple" xlink:show="embed" xlink:actuate="onLoad"/><draw:image xlink:href="./ObjectReplacements/Object 12" xlink:type="simple" xlink:show="embed" xlink:actuate="onLoad"/></draw:frame> é representante do número de óbitos per capita multiplicado por 100 mil do município <text:span text:style-name="T13">i </text:span>no momento <text:span text:style-name="T13">t. </text:span>O termo <draw:frame draw:style-name="fr1" text:anchor-type="as-char" svg:width="0.3728in" svg:height="0.2091in" draw:z-index="0"><draw:object xlink:href="./Object 14" xlink:type="simple" xlink:show="embed" xlink:actuate="onLoad"/><draw:image xlink:href="./ObjectReplacements/Object 14" xlink:type="simple" xlink:show="embed" xlink:actuate="onLoad"/></draw:frame><text:s/>é definido como a quantidade <text:span text:style-name="T13">per capita </text:span>de unidades de pronto atendimento por 100 mil habitantes em um município <text:span text:style-name="T13">i</text:span> no momento t. Assim, <draw:frame draw:style-name="fr1" text:anchor-type="as-char" svg:width="0.102in" svg:height="0.1839in" draw:z-index="0"><draw:object xlink:href="./Object 16" xlink:type="simple" xlink:show="embed" xlink:actuate="onLoad"/><draw:image xlink:href="./ObjectReplacements/Object 16" xlink:type="simple" xlink:show="embed" xlink:actuate="onLoad"/></draw:frame><text:s/>é nosso coeficiente de interesse principal. Tal qual observado em estruturas de dados em painel tipicamente, o termo de erro <draw:frame draw:style-name="fr1" text:anchor-type="as-char" svg:width="0.1417in" svg:height="0.2091in" draw:z-index="0"><draw:object xlink:href="./Object 18" xlink:type="simple" xlink:show="embed" xlink:actuate="onLoad"/><draw:image xlink:href="./ObjectReplacements/Object 18" xlink:type="simple" xlink:show="embed" xlink:actuate="onLoad"/></draw:frame>é composto por duas partes, onde <draw:frame draw:style-name="fr1" text:anchor-type="as-char" svg:width="0.1299in" svg:height="0.2091in" draw:z-index="0"><draw:object xlink:href="./Object 20" xlink:type="simple" xlink:show="embed" xlink:actuate="onLoad"/><draw:image xlink:href="./ObjectReplacements/Object 20" xlink:type="simple" xlink:show="embed" xlink:actuate="onLoad"/></draw:frame><text:s/>é o erro estocástico — o efeito fixo — enquanto <draw:frame draw:style-name="fr1" text:anchor-type="as-char" svg:width="0.1484in" svg:height="0.2091in" draw:z-index="0"><draw:object xlink:href="./Object 22" xlink:type="simple" xlink:show="embed" xlink:actuate="onLoad"/><draw:image xlink:href="./ObjectReplacements/Object 22" xlink:type="simple" xlink:show="embed" xlink:actuate="onLoad"/></draw:frame><text:s/>é denominado distúrbio idiossincrático, o erro temporal. O efeito fixo inclui uma variável <text:span text:style-name="T13">dummy </text:span>para cada ano entre 2010 e 2019, que exprime os efeitos de mudanças de ciclos compartilhadas entre os municípios e correlacionadas com a introdução das UPAs potencialmente — tal qual ciclos macroeconômicos e epidemiológicos, entre outros, e os efeitos fixos de município, que sintetizam características específicas às cidades em análise, como condições climáticas e infraestrutura do sistema de saúde.</text:p>
      <text:p text:style-name="P6"><text:tab/><draw:frame draw:style-name="fr1" text:anchor-type="as-char" svg:width="0.1917in" svg:height="0.2091in" draw:z-index="0"><draw:object xlink:href="./Object 24" xlink:type="simple" xlink:show="embed" xlink:actuate="onLoad"/><draw:image xlink:href="./ObjectReplacements/Object 24" xlink:type="simple" xlink:show="embed" xlink:actuate="onLoad"/></draw:frame> é a matriz de demais variáveis controle, de modo que <draw:frame draw:style-name="fr1" text:anchor-type="as-char" svg:width="0.0917in" svg:height="0.1839in" draw:z-index="0"><draw:object xlink:href="./Object 26" xlink:type="simple" xlink:show="embed" xlink:actuate="onLoad"/><draw:image xlink:href="./ObjectReplacements/Object 26" xlink:type="simple" xlink:show="embed" xlink:actuate="onLoad"/></draw:frame><text:s/>é o vetor de parâmetros associados aos efeitos delas. Constituem esse grupo:</text:p>
      <text:list xml:id="list2122249502" text:style-name="WWNum1">
        <text:list-item>
          <text:p text:style-name="P17">Uma <text:span text:style-name="T13">dummy </text:span>que explicita se o prefeito do município era filiado ou não ao mesmo partido do governador. A partir disso, visamos incluir o fator endógeno existente na distribuição de recursos públicos potencialmente relacionados com a criação de UPAs e de outras políticas públicas relacionadas com o nível de atividade local e os indicadores de saúde. Os dados foram extraídos do Tribunal Superior Eleitoral.</text:p>
        </text:list-item>
        <text:list-item>
          <text:p text:style-name="P17">A existência de unidades móveis de urgência (SAMUs) foi incluída no modelo por atuar de maneira integrada com as UPAs. Essa variável foi aplicada como binária, informando a presença ou ausência desse mecanismo, tendo como fonte o Datasus.</text:p>
        </text:list-item>
        <text:list-item>
          <text:p text:style-name="P17"><text:span text:style-name="T13">Proxies </text:span>para a qualidade de vida dos moradores do município e urbanização, a partir de indicadores socioeconômicos e de infraestrutura. Foram incluídas variáveis como PIB per capita anual, quantidade de ligações ativas de água e volume tratado de esgoto. A primeira tem como fonte o Instituto Brasileiro de Geografia e Estatística (IBGE) e, as demais, o Sistema Nacional de Informações sobre Saneamento (SNIS).</text:p>
        </text:list-item>
      </text:list>
      <text:p text:style-name="P6"><text:tab/>No caso da variável política (I), não foi considerada a possibilidade de mudanças de governante durante o período de 4 anos, tampouco do prefeito ou governador trocar de partido durante seu mandato e a existência de coligações entre partidos distintos. A habilidade política do prefeito em negociar também não é incluída no modelo, dado seu caráter não observável, podendo criar um problema de endogeneidade com o erro idiossincrático.</text:p>
      <text:p text:style-name="P5">Em relação ao terceiro bloco (III) de variáveis, cabe ressaltar que tais dados são recolhidos ao nível federal por autodeclaração dos prestadores; logo, há a possibilidade de erros de medida, além do desconhecimento público quanto ao que a reportagem “0” significaria. <text:s/>O uso das variáveis foi mantido, seguindo a literatura no tema.</text:p>
      <text:p text:style-name="P5">Por fim, a falta de informações geográficas e da capacidade de atendimento de cada UPA na nossa regressão também podem ter impacto na análise. Tal ausência impede quantificar as implicações diferenciais na mortalidade dos bairros mais próximos, dado que algumas unidades podem ter maior faculdade de atuação, na prática, somente em determinado raio.</text:p>
      <text:p text:style-name="P5">O efeito individual pode ou não ser correlacionado com o vetor de regressores <draw:frame draw:style-name="fr1" text:anchor-type="as-char" svg:width="0.1917in" svg:height="0.2091in" draw:z-index="0"><draw:object xlink:href="./Object 28" xlink:type="simple" xlink:show="embed" xlink:actuate="onLoad"/><draw:image xlink:href="./ObjectReplacements/Object 28" xlink:type="simple" xlink:show="embed" xlink:actuate="onLoad"/></draw:frame>. Isso pode ser mapeado pelo Teste de Hausman, cuja hipótese nula é de não-correlação entre <draw:frame draw:style-name="fr1" text:anchor-type="as-char" svg:width="0.1299in" svg:height="0.2091in" draw:z-index="0"><draw:object xlink:href="./Object 30" xlink:type="simple" xlink:show="embed" xlink:actuate="onLoad"/><draw:image xlink:href="./ObjectReplacements/Object 30" xlink:type="simple" xlink:show="embed" xlink:actuate="onLoad"/></draw:frame><text:s/>e as variáveis explicativas do modelo. Caso rejeitada, a estimação mais adequada será pelo estimador de efeitos fixos; do contrário, o estimador de efeitos aleatórios será consistente e, pela menor variância, deverá ser o utilizado. Para a detecção do efeito fixo, usaremos o teste de Breusch-Pagan. Não obstante, iremos também aplicar um modelo de mínimos quadrados ordinários (MQO) com dados em <text:span text:style-name="T13">pooling</text:span> como construção de <text:span text:style-name="T13">benchmark</text:span> para nossa análise.</text:p>
      <text:p text:style-name="P23"><text:bookmark text:name="_j32i0dcwgk2k"/>Resultados</text:p>
      <text:p text:style-name="P5">Tal qual observado na Tabela 2, a desconsideração das características individuais inerentes aos municípios na regressão em <text:span text:style-name="T13">pooling</text:span> afeta os resultados, gerando estimações viesadas, como observado pelo resultado do Teste Breusch-Pagan, cuja hipótese nula de que a variância do efeito fixo seja igual a 0 é rejeitada. Além disso, conforme o que se verifica na coluna (2), o Teste de Hausman também rejeita sua nula, denotando que o estimador de efeitos fixos é o mais adequado para a estimação do modelo.</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F"/>
        <table:table-column table:style-name="Table3.I"/>
        <text:soft-page-break/>
        <table:table-row table:style-name="Table3.1">
          <table:table-cell table:style-name="Table3.A1" table:number-columns-spanned="9" office:value-type="string">
            <text:p text:style-name="P10"/>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9" office:value-type="string">
            <text:p text:style-name="P9"><text:span text:style-name="T3">Tabela 2 - Efeitos das UPAs sobre mortalidade total e por local de ocorrência</text:span></text:p>
          </table: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9" office:value-type="string">
            <text:p text:style-name="P8"><text:span text:style-name="T2">Variável dependente: taxa de mortalidade (óbitos </text:span><draw:frame draw:style-name="fr1" text:anchor-type="as-char" svg:width="0.0953in" svg:height="0.1839in" draw:z-index="0"><draw:object xlink:href="./Object 32" xlink:type="simple" xlink:show="embed" xlink:actuate="onLoad"/><draw:image xlink:href="./ObjectReplacements/Object 32" xlink:type="simple" xlink:show="embed" xlink:actuate="onLoad"/></draw:frame><text:span text:style-name="T2"><text:s/>população) </text:span><draw:frame draw:style-name="fr1" text:anchor-type="as-char" svg:width="0.1126in" svg:height="0.1839in" draw:z-index="0"><draw:object xlink:href="./Object 34" xlink:type="simple" xlink:show="embed" xlink:actuate="onLoad"/><draw:image xlink:href="./ObjectReplacements/Object 34" xlink:type="simple" xlink:show="embed" xlink:actuate="onLoad"/></draw:frame><text:span text:style-name="T2"><text:s/>100.000</text:span></text:p>
          </table:table-cell>
          <table:covered-table-cell/>
          <table:covered-table-cell/>
          <table:covered-table-cell/>
          <table:covered-table-cell/>
          <table:covered-table-cell/>
          <table:covered-table-cell/>
          <table:covered-table-cell/>
          <table:covered-table-cell/>
        </table:table-row>
        <table:table-row table:style-name="Table3.4">
          <table:table-cell table:style-name="Table3.A4" office:value-type="string">
            <text:p text:style-name="P12"/>
          </table:table-cell>
          <table:table-cell table:style-name="Table3.A3" table:number-columns-spanned="4" office:value-type="string">
            <text:p text:style-name="P8"><text:span text:style-name="T3">Total</text:span></text:p>
          </table:table-cell>
          <table:covered-table-cell/>
          <table:covered-table-cell/>
          <table:covered-table-cell/>
          <table:table-cell table:style-name="Table3.F4" office:value-type="string">
            <text:p text:style-name="P8"><text:span text:style-name="T3">Em casa</text:span></text:p>
          </table:table-cell>
          <table:table-cell table:style-name="Table3.F4" office:value-type="string">
            <text:p text:style-name="P8"><text:span text:style-name="T3">Na rua</text:span></text:p>
          </table:table-cell>
          <table:table-cell table:style-name="Table3.F4" office:value-type="string">
            <text:p text:style-name="P8"><text:span text:style-name="T3">No hospital</text:span></text:p>
          </table:table-cell>
          <table:table-cell table:style-name="Table3.I4" office:value-type="string">
            <text:p text:style-name="P8"><text:span text:style-name="T3">UPAs e outros</text:span></text:p>
          </table:table-cell>
        </table:table-row>
        <table:table-row table:style-name="Table3.5">
          <table:table-cell table:style-name="Table3.A5" office:value-type="string">
            <text:p text:style-name="P11"/>
          </table:table-cell>
          <table:table-cell table:style-name="Table3.A4" office:value-type="string">
            <text:p text:style-name="P8"><text:span text:style-name="T2">MQO <text:line-break/>(pooling)</text:span></text:p>
          </table:table-cell>
          <table:table-cell table:style-name="Table3.A4" office:value-type="string">
            <text:p text:style-name="P8"><text:span text:style-name="T2">Efeitos Aleatórios</text:span></text:p>
          </table:table-cell>
          <table:table-cell table:style-name="Table3.A4" office:value-type="string">
            <text:p text:style-name="P8"><text:span text:style-name="T2">Efeitos Fixos (LSDV</text:span><text:span text:style-name="T6"><text:note text:id="ftn2" text:note-class="footnote"><text:note-citation>2</text:note-citation><text:note-body><text:p text:style-name="P15"><text:span text:style-name="T5"/><text:span text:style-name="T10"> Least Square Dummy Variable</text:span></text:p></text:note-body></text:note></text:span><text:span text:style-name="T2">)</text:span></text:p>
          </table:table-cell>
          <table:table-cell table:style-name="Table3.E5" office:value-type="string">
            <text:p text:style-name="P8"><text:span text:style-name="T2">Efeitos Fixos (LSDV)</text:span></text:p>
          </table:table-cell>
          <table:table-cell table:style-name="Table3.F5" office:value-type="string">
            <text:p text:style-name="P8"><text:span text:style-name="T2">Efeitos Fixos (LSDV)</text:span></text:p>
          </table:table-cell>
          <table:table-cell table:style-name="Table3.F5" office:value-type="string">
            <text:p text:style-name="P8"><text:span text:style-name="T2">Efeitos Fixos (LSDV)</text:span></text:p>
          </table:table-cell>
          <table:table-cell table:style-name="Table3.F5" office:value-type="string">
            <text:p text:style-name="P8"><text:span text:style-name="T2">Efeitos Fixos (LSDV)</text:span></text:p>
          </table:table-cell>
          <table:table-cell table:style-name="Table3.I5" office:value-type="string">
            <text:p text:style-name="P8"><text:span text:style-name="T2">Efeitos Fixos (LSDV)</text:span></text:p>
          </table:table-cell>
        </table:table-row>
        <table:table-row table:style-name="Table3.6">
          <table:table-cell table:style-name="Table3.A6" office:value-type="string">
            <text:p text:style-name="P11"/>
          </table:table-cell>
          <table:table-cell table:style-name="Table3.A6" office:value-type="string">
            <text:p text:style-name="P8"><text:span text:style-name="T2">(1)</text:span></text:p>
          </table:table-cell>
          <table:table-cell table:style-name="Table3.A6" office:value-type="string">
            <text:p text:style-name="P8"><text:span text:style-name="T2">(2)</text:span></text:p>
          </table:table-cell>
          <table:table-cell table:style-name="Table3.A6" office:value-type="string">
            <text:p text:style-name="P8"><text:span text:style-name="T2">(3)</text:span></text:p>
          </table:table-cell>
          <table:table-cell table:style-name="Table3.E6" office:value-type="string">
            <text:p text:style-name="P8"><text:span text:style-name="T2">(4)</text:span></text:p>
          </table:table-cell>
          <table:table-cell table:style-name="Table3.F6" office:value-type="string">
            <text:p text:style-name="P8"><text:span text:style-name="T2">(5)</text:span></text:p>
          </table:table-cell>
          <table:table-cell table:style-name="Table3.F6" office:value-type="string">
            <text:p text:style-name="P8"><text:span text:style-name="T2">(6)</text:span></text:p>
          </table:table-cell>
          <table:table-cell table:style-name="Table3.F6" office:value-type="string">
            <text:p text:style-name="P8"><text:span text:style-name="T2">(7)</text:span></text:p>
          </table:table-cell>
          <table:table-cell table:style-name="Table3.I6" office:value-type="string">
            <text:p text:style-name="P8"><text:span text:style-name="T2">(8)</text:span></text:p>
          </table:table-cell>
        </table:table-row>
        <table:table-row table:style-name="Table3.7">
          <table:table-cell table:style-name="Table3.A7" table:number-rows-spanned="2" office:value-type="string">
            <text:p text:style-name="P8"><text:span text:style-name="T3">UPA per capita</text:span></text:p>
          </table:table-cell>
          <table:table-cell table:style-name="Table3.A4" office:value-type="string">
            <text:p text:style-name="P8"><text:span text:style-name="T2">– 3,027</text:span></text:p>
            <text:p text:style-name="P8"><text:span text:style-name="T2">***</text:span></text:p>
          </table:table-cell>
          <table:table-cell table:style-name="Table3.A4" office:value-type="string">
            <text:p text:style-name="P8"><text:span text:style-name="T2">– 0,894</text:span></text:p>
          </table:table-cell>
          <table:table-cell table:style-name="Table3.A4" office:value-type="string">
            <text:p text:style-name="P8"><text:span text:style-name="T2">– 0,719</text:span></text:p>
          </table:table-cell>
          <table:table-cell table:style-name="Table3.A4" office:value-type="string">
            <text:p text:style-name="P8"><text:span text:style-name="T2">– 0,827</text:span></text:p>
          </table:table-cell>
          <table:table-cell table:style-name="Table3.A4" office:value-type="string">
            <text:p text:style-name="P8"><text:span text:style-name="T2">– 0,633 *</text:span></text:p>
          </table:table-cell>
          <table:table-cell table:style-name="Table3.A4" office:value-type="string">
            <text:p text:style-name="P8"><text:span text:style-name="T2">– 0,261</text:span></text:p>
          </table:table-cell>
          <table:table-cell table:style-name="Table3.A4" office:value-type="string">
            <text:p text:style-name="P8"><text:span text:style-name="T2">– 1,000 ***</text:span></text:p>
          </table:table-cell>
          <table:table-cell table:style-name="Table3.A4" office:value-type="string">
            <text:p text:style-name="P8"><text:span text:style-name="T2">0,992 ***</text:span></text:p>
          </table:table-cell>
        </table:table-row>
        <table:table-row table:style-name="Table3.8">
          <table:covered-table-cell/>
          <table:table-cell table:style-name="Table3.A6" office:value-type="string">
            <text:p text:style-name="P8">(1,047)</text:p>
          </table:table-cell>
          <table:table-cell table:style-name="Table3.A6" office:value-type="string">
            <text:p text:style-name="P8"><text:span text:style-name="T2">(0,582)</text:span></text:p>
          </table:table-cell>
          <table:table-cell table:style-name="Table3.A6" office:value-type="string">
            <text:p text:style-name="P8"><text:span text:style-name="T2">(0,584)</text:span></text:p>
          </table:table-cell>
          <table:table-cell table:style-name="Table3.A6" office:value-type="string">
            <text:p text:style-name="P8"><text:span text:style-name="T2">(0,583)</text:span></text:p>
          </table:table-cell>
          <table:table-cell table:style-name="Table3.A6" office:value-type="string">
            <text:p text:style-name="P8"><text:span text:style-name="T2">(0,352)</text:span></text:p>
          </table:table-cell>
          <table:table-cell table:style-name="Table3.A6" office:value-type="string">
            <text:p text:style-name="P8"><text:span text:style-name="T2">(0,210)</text:span></text:p>
          </table:table-cell>
          <table:table-cell table:style-name="Table3.A6" office:value-type="string">
            <text:p text:style-name="P8"><text:span text:style-name="T2">(0,390)</text:span></text:p>
          </table:table-cell>
          <table:table-cell table:style-name="Table3.A6" office:value-type="string">
            <text:p text:style-name="P8"><text:span text:style-name="T2">(0,206)</text:span></text:p>
          </table:table-cell>
        </table:table-row>
        <table:table-row table:style-name="Table3.9">
          <table:table-cell table:style-name="Table3.A7" office:value-type="string">
            <text:p text:style-name="P8"><text:span text:style-name="T3">Observações</text:span></text:p>
          </table:table-cell>
          <table:table-cell table:style-name="Table3.A7" office:value-type="string">
            <text:p text:style-name="P8"><text:span text:style-name="T2">6.389</text:span></text:p>
          </table:table-cell>
          <table:table-cell table:style-name="Table3.A7" office:value-type="string">
            <text:p text:style-name="P8"><text:span text:style-name="T2">6.389</text:span></text:p>
          </table:table-cell>
          <table:table-cell table:style-name="Table3.A7" office:value-type="string">
            <text:p text:style-name="P8"><text:span text:style-name="T2">6.389</text:span></text:p>
          </table:table-cell>
          <table:table-cell table:style-name="Table3.A7" office:value-type="string">
            <text:p text:style-name="P8"><text:span text:style-name="T2">6.389</text:span></text:p>
          </table:table-cell>
          <table:table-cell table:style-name="Table3.A7" office:value-type="string">
            <text:p text:style-name="P8"><text:span text:style-name="T2">6.389</text:span></text:p>
          </table:table-cell>
          <table:table-cell table:style-name="Table3.A7" office:value-type="string">
            <text:p text:style-name="P8"><text:span text:style-name="T2">6.389</text:span></text:p>
          </table:table-cell>
          <table:table-cell table:style-name="Table3.A7" office:value-type="string">
            <text:p text:style-name="P8"><text:span text:style-name="T2">6.389</text:span></text:p>
          </table:table-cell>
          <table:table-cell table:style-name="Table3.A7" office:value-type="string">
            <text:p text:style-name="P8"><text:span text:style-name="T2">6.389</text:span></text:p>
          </table:table-cell>
        </table:table-row>
        <table:table-row table:style-name="Table3.10">
          <table:table-cell table:style-name="Table3.A7" office:value-type="string">
            <text:p text:style-name="P8"><draw:frame draw:style-name="fr1" text:anchor-type="as-char" svg:width="0.1902in" svg:height="0.1839in" draw:z-index="0"><draw:object xlink:href="./Object 36" xlink:type="simple" xlink:show="embed" xlink:actuate="onLoad"/><draw:image xlink:href="./ObjectReplacements/Object 36" xlink:type="simple" xlink:show="embed" xlink:actuate="onLoad"/></draw:frame></text:p>
          </table:table-cell>
          <table:table-cell table:style-name="Table3.A7" office:value-type="string">
            <text:p text:style-name="P8"><text:span text:style-name="T2">0,134</text:span></text:p>
          </table:table-cell>
          <table:table-cell table:style-name="Table3.A7" office:value-type="string">
            <text:p text:style-name="P8"><text:span text:style-name="T2">0,007</text:span></text:p>
          </table:table-cell>
          <table:table-cell table:style-name="Table3.A7" office:value-type="string">
            <text:p text:style-name="P8"><text:span text:style-name="T2">0,006</text:span></text:p>
          </table:table-cell>
          <table:table-cell table:style-name="Table3.A7" office:value-type="string">
            <text:p text:style-name="P8"><text:span text:style-name="T2">0,013</text:span></text:p>
          </table:table-cell>
          <table:table-cell table:style-name="Table3.A7" office:value-type="string">
            <text:p text:style-name="P8"><text:span text:style-name="T2">0,011</text:span></text:p>
          </table:table-cell>
          <table:table-cell table:style-name="Table3.A7" office:value-type="string">
            <text:p text:style-name="P8"><text:span text:style-name="T2">0,032</text:span></text:p>
          </table:table-cell>
          <table:table-cell table:style-name="Table3.A7" office:value-type="string">
            <text:p text:style-name="P8"><text:span text:style-name="T2">0,011</text:span></text:p>
          </table:table-cell>
          <table:table-cell table:style-name="Table3.A7" office:value-type="string">
            <text:p text:style-name="P8"><text:span text:style-name="T2">0,031</text:span></text:p>
          </table:table-cell>
        </table:table-row>
        <table:table-row table:style-name="Table3.11">
          <table:table-cell table:style-name="Table3.A11" office:value-type="string">
            <text:p text:style-name="P8"><text:span text:style-name="T3">N.º de Municípios</text:span></text:p>
          </table:table-cell>
          <table:table-cell table:style-name="Table3.A7" office:value-type="string">
            <text:p text:style-name="P8"><text:span text:style-name="T2">645</text:span></text:p>
          </table:table-cell>
          <table:table-cell table:style-name="Table3.A7" office:value-type="string">
            <text:p text:style-name="P8"><text:span text:style-name="T2">645</text:span></text:p>
          </table:table-cell>
          <table:table-cell table:style-name="Table3.A7" office:value-type="string">
            <text:p text:style-name="P8"><text:span text:style-name="T2">645</text:span></text:p>
          </table:table-cell>
          <table:table-cell table:style-name="Table3.A7" office:value-type="string">
            <text:p text:style-name="P8"><text:span text:style-name="T2">645</text:span></text:p>
          </table:table-cell>
          <table:table-cell table:style-name="Table3.A7" office:value-type="string">
            <text:p text:style-name="P8"><text:span text:style-name="T2">645</text:span></text:p>
          </table:table-cell>
          <table:table-cell table:style-name="Table3.A7" office:value-type="string">
            <text:p text:style-name="P8"><text:span text:style-name="T2">645</text:span></text:p>
          </table:table-cell>
          <table:table-cell table:style-name="Table3.A7" office:value-type="string">
            <text:p text:style-name="P8"><text:span text:style-name="T2">645</text:span></text:p>
          </table:table-cell>
          <table:table-cell table:style-name="Table3.A7" office:value-type="string">
            <text:p text:style-name="P8"><text:span text:style-name="T2">645</text:span></text:p>
          </table:table-cell>
        </table:table-row>
        <table:table-row table:style-name="Table3.12">
          <table:table-cell table:style-name="Table3.A11" office:value-type="string">
            <text:p text:style-name="P8"><text:span text:style-name="T3">Efeitos Fixos</text:span></text:p>
          </table:table-cell>
          <table:table-cell table:style-name="Table3.A11" office:value-type="string">
            <text:p text:style-name="P8"><text:span text:style-name="T2">Não</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row>
        <table:table-row table:style-name="Table3.13">
          <table:table-cell table:style-name="Table3.A11" office:value-type="string">
            <text:p text:style-name="P8"><text:span text:style-name="T3">Controles</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cell table:style-name="Table3.A11" office:value-type="string">
            <text:p text:style-name="P8"><text:span text:style-name="T2">Sim</text:span></text:p>
          </table:table-cell>
        </table:table-row>
        <table:table-row table:style-name="Table3.14">
          <table:table-cell table:style-name="Table3.A11" table:number-rows-spanned="2" office:value-type="string">
            <text:p text:style-name="P8"><text:span text:style-name="T3">Teste de Hausman</text:span><text:span text:style-name="T7"><text:note text:id="ftn3" text:note-class="footnote"><text:note-citation>3</text:note-citation><text:note-body><text:p text:style-name="P16"><text:span text:style-name="T5"/><text:span text:style-name="T9"> No caso dos Testes de Hausman e de Breusch-Pagan, foi colocado entre parênteses o </text:span><text:span text:style-name="T10">p-valor</text:span><text:span text:style-name="T9"> encontrado em cada teste.</text:span></text:p></text:note-body></text:note></text:span></text:p>
          </table:table-cell>
          <table:table-cell table:style-name="Table3.A7" table:number-rows-spanned="2" office:value-type="string">
            <text:p text:style-name="P8"><text:span text:style-name="T2">-</text:span></text:p>
          </table:table-cell>
          <table:table-cell table:style-name="Table3.C14" office:value-type="string">
            <text:p text:style-name="P8"><text:span text:style-name="T2">4,8951</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row>
        <table:table-row table:style-name="Table3.15">
          <table:covered-table-cell/>
          <table:covered-table-cell/>
          <table:table-cell table:style-name="Table3.C15" office:value-type="string">
            <text:p text:style-name="P8"><text:span text:style-name="T2">(0,5573)</text:span></text:p>
          </table:table-cell>
          <table:covered-table-cell/>
          <table:covered-table-cell/>
          <table:covered-table-cell/>
          <table:covered-table-cell/>
          <table:covered-table-cell/>
          <table:covered-table-cell/>
        </table:table-row>
        <table:table-row table:style-name="Table3.14">
          <table:table-cell table:style-name="Table3.A11" table:number-rows-spanned="2" office:value-type="string">
            <text:p text:style-name="P8"><text:span text:style-name="T3">Teste de Breusch-Pagan</text:span></text:p>
          </table:table-cell>
          <table:table-cell table:style-name="Table3.A7" table:number-rows-spanned="2" office:value-type="string">
            <text:p text:style-name="P8"><text:span text:style-name="T2">-</text:span></text:p>
          </table:table-cell>
          <table:table-cell table:style-name="Table3.C14" office:value-type="string">
            <text:p text:style-name="P8"><text:span text:style-name="T2">9,4999</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cell table:style-name="Table3.A7" table:number-rows-spanned="2" office:value-type="string">
            <text:p text:style-name="P8"><text:span text:style-name="T2">-</text:span></text:p>
          </table:table-cell>
        </table:table-row>
        <table:table-row table:style-name="Table3.17">
          <table:covered-table-cell/>
          <table:covered-table-cell/>
          <table:table-cell table:style-name="Table3.C15" office:value-type="string">
            <text:p text:style-name="P8"><text:span text:style-name="T2">(0,1474)</text:span></text:p>
          </table:table-cell>
          <table:covered-table-cell/>
          <table:covered-table-cell/>
          <table:covered-table-cell/>
          <table:covered-table-cell/>
          <table:covered-table-cell/>
          <table:covered-table-cell/>
        </table:table-row>
        <table:table-row table:style-name="Table3.1">
          <table:table-cell table:style-name="Table3.C14" table:number-columns-spanned="9" office:value-type="string">
            <text:p text:style-name="P7"><text:span text:style-name="T12">Fonte: Elaboração própria.</text:span></text:p>
            <text:p text:style-name="P7"><text:span text:style-name="T12">Nota: *; **; ***; representam significância </text:span><draw:frame draw:style-name="fr1" text:anchor-type="as-char" svg:width="0.4291in" svg:height="0.1839in" draw:z-index="0"><draw:object xlink:href="./Object 38" xlink:type="simple" xlink:show="embed" xlink:actuate="onLoad"/><draw:image xlink:href="./ObjectReplacements/Object 38" xlink:type="simple" xlink:show="embed" xlink:actuate="onLoad"/></draw:frame><text:span text:style-name="T12">, </text:span><draw:frame draw:style-name="fr1" text:anchor-type="as-char" svg:width="0.5138in" svg:height="0.1839in" draw:z-index="0"><draw:object xlink:href="./Object 40" xlink:type="simple" xlink:show="embed" xlink:actuate="onLoad"/><draw:image xlink:href="./ObjectReplacements/Object 40" xlink:type="simple" xlink:show="embed" xlink:actuate="onLoad"/></draw:frame><text:span text:style-name="T12">, </text:span><draw:frame draw:style-name="fr1" text:anchor-type="as-char" svg:width="0.5126in" svg:height="0.1839in" draw:z-index="0"><draw:object xlink:href="./Object 42" xlink:type="simple" xlink:show="embed" xlink:actuate="onLoad"/><draw:image xlink:href="./ObjectReplacements/Object 42" xlink:type="simple" xlink:show="embed" xlink:actuate="onLoad"/></draw:frame><text:span text:style-name="T12">, respectivamente.</text:span></text:p>
          </table:table-cell>
          <table:covered-table-cell/>
          <table:covered-table-cell/>
          <table:covered-table-cell/>
          <table:covered-table-cell/>
          <table:covered-table-cell/>
          <table:covered-table-cell/>
          <table:covered-table-cell/>
          <table:covered-table-cell/>
        </table:table-row>
        <table:table-row table:style-name="Table3.19">
          <table:table-cell table:style-name="Table3.C14" table:number-columns-spanned="9" office:value-type="string">
            <text:p text:style-name="P13"/>
          </table:table-cell>
          <table:covered-table-cell/>
          <table:covered-table-cell/>
          <table:covered-table-cell/>
          <table:covered-table-cell/>
          <table:covered-table-cell/>
          <table:covered-table-cell/>
          <table:covered-table-cell/>
          <table:covered-table-cell/>
        </table:table-row>
      </table:table>
      <text:p text:style-name="P5">Isso posto, vê-se que nas colunas (3) e (4) achamos resultados pontuais negativos; entretanto, não significativos para mortes totais, tal qual para os óbitos ocorridos na rua. Nas demais regressões, observamos que as UPAs apresentam um efeito negativo e pouco significativo sobre óbitos ocorridos em casa e em hospitais. Apesar disso, é interessante notar como nos hospitais há um coeficiente de magnitude relativamente alta (-1,00) e significante para níveis de <text:span text:style-name="T13">p-valor </text:span>menores que 5%, indicando o potencial impacto dessas unidades em debate no sistema de saúde regional. Além de robustos, o coeficiente associado a mortes ocorridas em UPAs e outros estabelecimentos de saúde (onde as próprias UPAs estão classificadas) apresenta-se positivo, o que daria a interpretação de que a instalação de uma UPA em dado município estaria associada ao aumento de aproximadamente 1 óbito por ano nesses estabelecimentos. Esse resultado sugere uma transferência parcial dos óbitos por local de ocorrência.</text:p>
      <text:p text:style-name="P23"><text:bookmark text:name="_qb8cs91y1h5h"/>Considerações Finais</text:p>
      <text:p text:style-name="P5">O trabalho avalia empiricamente como e em que escala as UPAs 24h influenciaram as taxas anuais de mortalidade nos municípios de SP. Observamos resultados que sugerem um impacto de realocação de lugar de ocorrência de morte em função da presença de UPAs, indicando um potencial cumprimento do papel intermediário dessas estruturas no quesito lidar com casos emergências a fim de se evitar o sobrecarregamento de hospitais e outros serviços que lidam com tais quadros clínicos sensíveis. Todavia, além das limitações das variáveis mencionadas na seção que descreve nosso modelo econométrico, exercícios mais robustos que incluam contextos mais específicos, como causa de óbito e informações sobre municípios com (ou não) hospitais atendendo urgência pelo SUS podem ser necessários para a obtenção de estimativas mais significativas, um indício já demonstrado ao obtermos melhores resultados quando desagregamos a análise por local de ocorrência.</text:p>
      <text:p text:style-name="P23"><text:bookmark text:name="_2s2hx82bp9f6"/>Referências</text:p>
      <text:p text:style-name="P20"><text:a xlink:type="simple" xlink:href="https://www.zotero.org/google-docs/?j4KRpN" text:style-name="ListLabel_20_10" text:visited-style-name="ListLabel_20_10"><text:span text:style-name="T4">Rocha, Rudi, e Lucas Merenfeld da Silva Fernandes. 2016. “O Impacto das Unidades de Pronto Atendimento (UPAs) 24h sobre indicadores de mortalidade: evidências para o Rio de Janeiro”. http://ppe.ipea.gov.br. https://repositorio.ipea.gov.br/handle/11058/7503.</text:span></text:a></text:p>
      <text:p text:style-name="P21"><text:a xlink:type="simple" xlink:href="https://www.zotero.org/google-docs/?j4KRpN" text:style-name="ListLabel_20_10" text:visited-style-name="ListLabel_20_10"><text:span text:style-name="T4">Silva, Mavigson Francisco da, Joelson Oliveira Santos, e Janaina da Silva Alves. 2020. “Impacto das Unidades de Pronto Atendimento 24h sobre indicadores de morbimortalidade: uma análise com dados em painel para o estado do Rio Grande do Norte e região metropolitana de Natal no período 2010-2016”. Revista Meta: Avaliação. doi:10.22347/2175-2753v12i36.251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4917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07in" fo:margin-bottom="0.7866in" fo:margin-left="1.1807in" fo:margin-right="0.7866in" fo:background-color="#ffffff"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21" meta:page-count="3" meta:paragraph-count="186" meta:word-count="1852" meta:character-count="11760" meta:non-whitespace-character-count="10061"/>
    <meta:generator>LibreOfficeDev/6.0.5.2$Linux_X86_64 LibreOffice_project/</meta:generator>
  </office:meta>
</office:document-meta>
</file>

<file path=Object 10/content.xml><?xml version="1.0" encoding="utf-8"?>
<math xmlns="http://www.w3.org/1998/Math/MathML" display="block">
  <semantics>
    <mrow>
      <msub>
        <mi>ε</mi>
        <mi mathvariant="italic">it</mi>
      </msub>
      <mo stretchy="false">=</mo>
      <mrow>
        <msub>
          <mi>φ</mi>
          <mi>i</mi>
        </msub>
        <mo stretchy="false">+</mo>
        <msub>
          <mi>u</mi>
          <mi mathvariant="italic">it</mi>
        </msub>
      </mrow>
    </mrow>
    <annotation encoding="StarMath 5.0">{ε} rsub {it} = {φ} rsub {i} + {u} rsub {it}</annotation>
  </semantics>
</math>
</file>

<file path=Object 12/content.xml><?xml version="1.0" encoding="utf-8"?>
<math xmlns="http://www.w3.org/1998/Math/MathML" display="block">
  <semantics>
    <msub>
      <mi>M</mi>
      <mi mathvariant="italic">it</mi>
    </msub>
    <annotation encoding="StarMath 5.0">{M} rsub {it}</annotation>
  </semantics>
</math>
</file>

<file path=Object 14/content.xml><?xml version="1.0" encoding="utf-8"?>
<math xmlns="http://www.w3.org/1998/Math/MathML" display="block">
  <semantics>
    <msub>
      <mi mathvariant="italic">UPA</mi>
      <mi mathvariant="italic">it</mi>
    </msub>
    <annotation encoding="StarMath 5.0">{UPA} rsub {it}</annotation>
  </semantics>
</math>
</file>

<file path=Object 16/content.xml><?xml version="1.0" encoding="utf-8"?>
<math xmlns="http://www.w3.org/1998/Math/MathML" display="block">
  <semantics>
    <mi>β</mi>
    <annotation encoding="StarMath 5.0">β</annotation>
  </semantics>
</math>
</file>

<file path=Object 18/content.xml><?xml version="1.0" encoding="utf-8"?>
<math xmlns="http://www.w3.org/1998/Math/MathML" display="block">
  <semantics>
    <msub>
      <mi>ε</mi>
      <mi mathvariant="italic">it</mi>
    </msub>
    <annotation encoding="StarMath 5.0">{ε} rsub {it}  </annotation>
  </semantics>
</math>
</file>

<file path=Object 2/content.xml><?xml version="1.0" encoding="utf-8"?>
<math xmlns="http://www.w3.org/1998/Math/MathML" display="block">
  <semantics>
    <mi>×</mi>
    <annotation encoding="StarMath 5.0">×</annotation>
  </semantics>
</math>
</file>

<file path=Object 20/content.xml><?xml version="1.0" encoding="utf-8"?>
<math xmlns="http://www.w3.org/1998/Math/MathML" display="block">
  <semantics>
    <msub>
      <mi>φ</mi>
      <mi>i</mi>
    </msub>
    <annotation encoding="StarMath 5.0">{φ} rsub {i}</annotation>
  </semantics>
</math>
</file>

<file path=Object 22/content.xml><?xml version="1.0" encoding="utf-8"?>
<math xmlns="http://www.w3.org/1998/Math/MathML" display="block">
  <semantics>
    <msub>
      <mi>u</mi>
      <mi mathvariant="italic">it</mi>
    </msub>
    <annotation encoding="StarMath 5.0">{u} rsub {it}</annotation>
  </semantics>
</math>
</file>

<file path=Object 24/content.xml><?xml version="1.0" encoding="utf-8"?>
<math xmlns="http://www.w3.org/1998/Math/MathML" display="block">
  <semantics>
    <msub>
      <mi>X</mi>
      <mi mathvariant="italic">it</mi>
    </msub>
    <annotation encoding="StarMath 5.0">{X} rsub {it}</annotation>
  </semantics>
</math>
</file>

<file path=Object 26/content.xml><?xml version="1.0" encoding="utf-8"?>
<math xmlns="http://www.w3.org/1998/Math/MathML" display="block">
  <semantics>
    <mi>δ</mi>
    <annotation encoding="StarMath 5.0">δ</annotation>
  </semantics>
</math>
</file>

<file path=Object 28/content.xml><?xml version="1.0" encoding="utf-8"?>
<math xmlns="http://www.w3.org/1998/Math/MathML" display="block">
  <semantics>
    <msub>
      <mi>X</mi>
      <mi mathvariant="italic">it</mi>
    </msub>
    <annotation encoding="StarMath 5.0">{X} rsub {it}</annotation>
  </semantics>
</math>
</file>

<file path=Object 30/content.xml><?xml version="1.0" encoding="utf-8"?>
<math xmlns="http://www.w3.org/1998/Math/MathML" display="block">
  <semantics>
    <msub>
      <mi>φ</mi>
      <mi>i</mi>
    </msub>
    <annotation encoding="StarMath 5.0">{φ} rsub {i}</annotation>
  </semantics>
</math>
</file>

<file path=Object 32/content.xml><?xml version="1.0" encoding="utf-8"?>
<math xmlns="http://www.w3.org/1998/Math/MathML" display="block">
  <semantics>
    <mi>÷</mi>
    <annotation encoding="StarMath 5.0">÷</annotation>
  </semantics>
</math>
</file>

<file path=Object 34/content.xml><?xml version="1.0" encoding="utf-8"?>
<math xmlns="http://www.w3.org/1998/Math/MathML" display="block">
  <semantics>
    <mi>×</mi>
    <annotation encoding="StarMath 5.0">×</annotation>
  </semantics>
</math>
</file>

<file path=Object 36/content.xml><?xml version="1.0" encoding="utf-8"?>
<math xmlns="http://www.w3.org/1998/Math/MathML" display="block">
  <semantics>
    <mrow>
      <mi>R</mi>
      <mn>²</mn>
    </mrow>
    <annotation encoding="StarMath 5.0">R²</annotation>
  </semantics>
</math>
</file>

<file path=Object 38/content.xml><?xml version="1.0" encoding="utf-8"?>
<math xmlns="http://www.w3.org/1998/Math/MathML" display="block">
  <semantics>
    <mrow>
      <mi>p</mi>
      <mo stretchy="false">&lt;</mo>
      <mn>0,1</mn>
    </mrow>
    <annotation encoding="StarMath 5.0">p&lt;0,1</annotation>
  </semantics>
</math>
</file>

<file path=Object 4/content.xml><?xml version="1.0" encoding="utf-8"?>
<math xmlns="http://www.w3.org/1998/Math/MathML" display="block">
  <semantics>
    <mrow>
      <mrow>
        <msub>
          <mi>M</mi>
          <mi mathvariant="italic">it</mi>
        </msub>
        <mo stretchy="false">=</mo>
        <mrow>
          <mi>α</mi>
          <mo stretchy="false">+</mo>
          <mi>β</mi>
        </mrow>
      </mrow>
      <mrow>
        <msub>
          <mi mathvariant="italic">UPA</mi>
          <mi mathvariant="italic">it</mi>
        </msub>
        <mo stretchy="false">+</mo>
        <mi>δ</mi>
      </mrow>
      <mrow>
        <msub>
          <mi>X</mi>
          <mi mathvariant="italic">it</mi>
        </msub>
        <mo stretchy="false">+</mo>
        <msub>
          <mi>ε</mi>
          <mi mathvariant="italic">it</mi>
        </msub>
      </mrow>
      <mrow>
        <mo fence="true" stretchy="false">(</mo>
        <mrow>
          <mn>1</mn>
        </mrow>
        <mo fence="true" stretchy="false">)</mo>
      </mrow>
    </mrow>
    <annotation encoding="StarMath 5.0">{M} rsub {it} = α  + β {UPA} rsub {it} + δ {X} rsub {it} + {ε} rsub {it}     (1)</annotation>
  </semantics>
</math>
</file>

<file path=Object 40/content.xml><?xml version="1.0" encoding="utf-8"?>
<math xmlns="http://www.w3.org/1998/Math/MathML" display="block">
  <semantics>
    <mrow>
      <mi>p</mi>
      <mo stretchy="false">&lt;</mo>
      <mn>0,05</mn>
    </mrow>
    <annotation encoding="StarMath 5.0">p&lt;0,05</annotation>
  </semantics>
</math>
</file>

<file path=Object 42/content.xml><?xml version="1.0" encoding="utf-8"?>
<math xmlns="http://www.w3.org/1998/Math/MathML" display="block">
  <semantics>
    <mrow>
      <mi>p</mi>
      <mo stretchy="false">&lt;</mo>
      <mn>0,01</mn>
    </mrow>
    <annotation encoding="StarMath 5.0">p&lt;0,01</annotation>
  </semantics>
</math>
</file>

<file path=Object 6/content.xml><?xml version="1.0" encoding="utf-8"?>
<math xmlns="http://www.w3.org/1998/Math/MathML" display="block">
  <semantics>
    <mrow>
      <mrow>
        <mi>i</mi>
        <mo stretchy="false">=</mo>
        <mn>1,.</mn>
      </mrow>
      <mn>..</mn>
      <mi>,</mi>
      <mi>N</mi>
    </mrow>
    <annotation encoding="StarMath 5.0">i=1,...,N</annotation>
  </semantics>
</math>
</file>

<file path=Object 8/content.xml><?xml version="1.0" encoding="utf-8"?>
<math xmlns="http://www.w3.org/1998/Math/MathML" display="block">
  <semantics>
    <mrow>
      <mrow>
        <mi>t</mi>
        <mo stretchy="false">=</mo>
        <mn>1,.</mn>
      </mrow>
      <mn>..</mn>
      <mi>,</mi>
      <mi>T</mi>
    </mrow>
    <annotation encoding="StarMath 5.0">t=1,..., T</annotation>
  </semantics>
</math>
</file>